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1" svg:font-family="Times" style:font-adornments="Regular"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Courier New"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1"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808080"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009cm" fo:margin-left="0cm" fo:margin-right="-0.009cm" table:align="margins"/>
    </style:style>
    <style:style style:name="Tabella2.A" style:family="table-column">
      <style:table-column-properties style:column-width="5.318cm" style:rel-column-width="20489*"/>
    </style:style>
    <style:style style:name="Tabella2.B" style:family="table-column">
      <style:table-column-properties style:column-width="11.691cm" style:rel-column-width="45046*"/>
    </style:style>
    <style:style style:name="Tabel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808080"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808080"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743cm" style:rel-column-width="3256*"/>
    </style:style>
    <style:style style:name="Table1.B" style:family="table-column">
      <style:table-column-properties style:column-width="11.254cm" style:rel-column-width="6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row">
      <style:table-row-properties style:min-row-height="7.698cm"/>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5.556cm" style:rel-column-width="3150*"/>
    </style:style>
    <style:style style:name="Table4.B" style:family="table-column">
      <style:table-column-properties style:column-width="11.441cm" style:rel-column-width="648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itolo_20_Copertina" style:master-page-name="First_20_Page"/>
    <style:style style:name="P2" style:family="paragraph" style:parent-style-name="Titolo_20_Copertina">
      <style:text-properties fo:font-size="10pt" style:font-size-asian="10pt" style:font-size-complex="10pt"/>
    </style:style>
    <style:style style:name="P3" style:family="paragraph" style:parent-style-name="Text_20_body_20_1">
      <style:paragraph-properties fo:text-align="center" style:justify-single-word="false"/>
    </style:style>
    <style:style style:name="P4" style:family="paragraph" style:parent-style-name="Text_20_body_20_1" style:master-page-name="First_20_Page"/>
    <style:style style:name="P5" style:family="paragraph" style:parent-style-name="Marginalia">
      <style:text-properties fo:font-size="8pt"/>
    </style:style>
    <style:style style:name="P6" style:family="paragraph" style:parent-style-name="Heading" style:master-page-name="Destra">
      <style:paragraph-properties style:page-number="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1" style:master-page-name="">
      <style:paragraph-properties fo:break-before="pag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3" style:family="paragraph" style:parent-style-name="Table_20_Contents">
      <style:text-properties style:font-name="Times1" fo:font-weight="normal"/>
    </style:style>
    <style:style style:name="P14" style:family="paragraph" style:parent-style-name="Table_20_Contents">
      <style:text-properties style:font-name="times"/>
    </style:style>
    <style:style style:name="P15" style:family="paragraph" style:parent-style-name="Standard">
      <style:text-properties style:font-name="Monospace" fo:font-size="10pt" fo:font-weight="normal"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18" style:family="paragraph" style:parent-style-name="Heading_20_2">
      <style:paragraph-properties fo:margin-left="0.982cm" fo:margin-right="0.007cm" fo:text-indent="0cm" style:auto-text-indent="false"/>
    </style:style>
    <style:style style:name="T1" style:family="text">
      <style:text-properties fo:font-size="10pt" fo:font-weight="normal" style:font-name-asian="Monospace" style:font-size-asian="10pt" style:font-name-complex="Monospace" style:font-size-complex="10pt"/>
    </style:style>
    <style:style style:name="T2" style:family="text">
      <style:text-properties fo:color="#000000"/>
    </style:style>
    <style:style style:name="T3" style:family="text">
      <style:text-properties fo:color="#385575"/>
    </style:style>
    <style:style style:name="T4" style:family="text">
      <style:text-properties fo:color="#7f0055" fo:font-weight="bold" style:font-weight-asian="bold" style:font-weight-complex="bold"/>
    </style:style>
    <style:style style:name="T5" style:family="text">
      <style:text-properties fo:color="#2a00ff"/>
    </style:style>
    <style:style style:name="T6" style:family="text">
      <style:text-properties fo:color="#000000"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format="1">
        <style:list-level-properties text:min-label-width="0.801cm" text:min-label-distance="0.25cm"/>
      </text:list-level-style-number>
      <text:list-level-style-number text:level="2" style:num-format="1" text:display-levels="2">
        <style:list-level-properties text:space-before="0.1cm" text:min-label-width="0.801cm" text:min-label-distance="0.25cm"/>
      </text:list-level-style-number>
      <text:list-level-style-number text:level="3" style:num-format="1" text:display-levels="3">
        <style:list-level-properties text:space-before="0.1cm" text:min-label-width="0.801cm" text:min-label-distance="0.25cm"/>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olo_20_Copertina"/>
      <text:p text:style-name="Titolo_20_Copertina">SAJ</text:p>
      <text:p text:style-name="P2">version 1.2.0</text:p>
      <text:p text:style-name="P2"/>
      <text:p text:style-name="Caption">Developer Guide</text:p>
      <text:p text:style-name="P3"/>
      <text:p text:style-name="Text_20_body_20_1"/>
      <text:p text:style-name="Text_20_body_20_1"/>
      <text:p text:style-name="Text_20_body_20_1"/>
      <text:p text:style-name="P4"/>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5"><text:tab/>retro della copertina</text:p>
      <text:p text:style-name="P6">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ext:a xlink:type="simple" xlink:href="#1. Preface|outline">1 Preface<text:tab/>2</text:a></text:p>
          <text:p text:style-name="P8"><text:a xlink:type="simple" xlink:href="#1.1. Introduction|outline">1.1 Introduction<text:tab/>2</text:a></text:p>
          <text:p text:style-name="P8"><text:a xlink:type="simple" xlink:href="#1.2. Overview|outline">1.2 Overview<text:tab/>2</text:a></text:p>
          <text:p text:style-name="P8"><text:a xlink:type="simple" xlink:href="#1.3.Numeric consideration|outline">1.3Numeric consideration<text:tab/>2</text:a></text:p>
          <text:p text:style-name="P8"><text:a xlink:type="simple" xlink:href="#1.4.Event consideration|outline">1.4Event consideration<text:tab/>2</text:a></text:p>
          <text:p text:style-name="P7"><text:a xlink:type="simple" xlink:href="#2. API Overview|outline">2 API Overview<text:tab/>3</text:a></text:p>
          <text:p text:style-name="P8"><text:a xlink:type="simple" xlink:href="#2.1.Consts|outline">2.1Consts<text:tab/>3</text:a></text:p>
          <text:p text:style-name="P8"><text:a xlink:type="simple" xlink:href="#2.2.ContentHandler|outline">2.2ContentHandler<text:tab/>3</text:a></text:p>
          <text:p text:style-name="P8"><text:a xlink:type="simple" xlink:href="#2.3.ErrorHandler|outline">2.3ErrorHandler<text:tab/>4</text:a></text:p>
          <text:p text:style-name="P8"><text:a xlink:type="simple" xlink:href="#2.4.JSONReader|outline">2.4JSONReader<text:tab/>4</text:a></text:p>
          <text:p text:style-name="P8"><text:a xlink:type="simple" xlink:href="#2.5.SAJReaderFactory|outline">2.5SAJReaderFactory<text:tab/>4</text:a></text:p>
        </text:index-body>
      </text:table-of-content>
      <text:p text:style-name="Text_20_body"/>
      <text:h text:style-name="P9" text:outline-level="1"><text:s/>Preface</text:h>
      <text:p text:style-name="Text_20_body_20_1"/>
      <text:h text:style-name="Heading_20_2" text:outline-level="2"><text:s/>Introduction</text:h>
      <text:p text:style-name="Text_20_body_20_2">SAJ “Simple Api for Json” is an API to read a json stream. Enable to read massive json stream without overload the memory. This library is similar to SAX for XML. </text:p>
      <text:p text:style-name="Text_20_body_20_2">Other json parser transform the json stream in java classes that represent JSON immediately overloading system resources.</text:p>
      <text:h text:style-name="Heading_20_2" text:outline-level="2"><text:s/>Overview</text:h>
      <text:p text:style-name="Text_20_body_20_2">SAJ supply an API to read json stream in an event system. Using callback interfaces advices for event in the json stream. </text:p>
      <text:p text:style-name="Text_20_body_20_2">Exist an API to generalize the requisite of the reading and callback function and an SPI to implement a default json parser.</text:p>
      <text:p text:style-name="Text_20_body_20_2">The implementation can be loaded using factory classes to make transparent the implementation.</text:p>
      <text:h text:style-name="Heading_20_2" text:outline-level="2">Numeric consideration</text:h>
      <text:p text:style-name="Text_20_body_20_2">SAJ would map a json number with java.math.BigDecimal. Being that json specification see only number idea (and not int, float, long, ecc...) saj use the best java implementation of java.lang.Number to avoid error in round or truncate.</text:p>
      <text:h text:style-name="Heading_20_2" text:outline-level="2">Event consideration</text:h>
      <text:p text:style-name="Text_20_body_20_2">In SAJ a json event is :</text:p>
      <table:table table:name="Tabella1" table:style-name="Tabella1">
        <table:table-column table:style-name="Tabella1.A"/>
        <table:table-column table:style-name="Tabella1.B"/>
        <table:table-row>
          <table:table-cell table:style-name="Tabella1.A1" office:value-type="string">
            <text:p text:style-name="P10">Event</text:p>
          </table:table-cell>
          <table:table-cell table:style-name="Tabella1.B1" office:value-type="string">
            <text:p text:style-name="P10">note</text:p>
          </table:table-cell>
        </table:table-row>
        <table:table-row>
          <table:table-cell table:style-name="Tabella1.A2" office:value-type="string">
            <text:p text:style-name="Table_20_Contents">Start object</text:p>
          </table:table-cell>
          <table:table-cell table:style-name="Tabella1.B2" office:value-type="string">
            <text:p text:style-name="Table_20_Contents">When a { occur</text:p>
          </table:table-cell>
        </table:table-row>
        <table:table-row>
          <table:table-cell table:style-name="Tabella1.A2" office:value-type="string">
            <text:p text:style-name="Table_20_Contents">End Object</text:p>
          </table:table-cell>
          <table:table-cell table:style-name="Tabella1.B2" office:value-type="string">
            <text:p text:style-name="Table_20_Contents">When a } occur</text:p>
          </table:table-cell>
        </table:table-row>
        <table:table-row>
          <table:table-cell table:style-name="Tabella1.A2" office:value-type="string">
            <text:p text:style-name="Table_20_Contents">Start array</text:p>
          </table:table-cell>
          <table:table-cell table:style-name="Tabella1.B2" office:value-type="string">
            <text:p text:style-name="Table_20_Contents">When a [ occur</text:p>
          </table:table-cell>
        </table:table-row>
        <table:table-row>
          <table:table-cell table:style-name="Tabella1.A2" office:value-type="string">
            <text:p text:style-name="Table_20_Contents">End array</text:p>
          </table:table-cell>
          <table:table-cell table:style-name="Tabella1.B2" office:value-type="string">
            <text:p text:style-name="Table_20_Contents">When a ] occur</text:p>
          </table:table-cell>
        </table:table-row>
        <table:table-row>
          <table:table-cell table:style-name="Tabella1.A2" office:value-type="string">
            <text:p text:style-name="Table_20_Contents">Attribute</text:p>
          </table:table-cell>
          <table:table-cell table:style-name="Tabella1.B2" office:value-type="string">
            <text:p text:style-name="Table_20_Contents">When the parser finds a attribute name</text:p>
          </table:table-cell>
        </table:table-row>
        <table:table-row>
          <table:table-cell table:style-name="Tabella1.A2" office:value-type="string">
            <text:p text:style-name="Table_20_Contents">Start json document</text:p>
          </table:table-cell>
          <table:table-cell table:style-name="Tabella1.B2" office:value-type="string">
            <text:p text:style-name="Table_20_Contents">When a parser starts to read a json stream</text:p>
          </table:table-cell>
        </table:table-row>
        <table:table-row>
          <table:table-cell table:style-name="Tabella1.A2" office:value-type="string">
            <text:p text:style-name="Table_20_Contents">End json document</text:p>
          </table:table-cell>
          <table:table-cell table:style-name="Tabella1.B2" office:value-type="string">
            <text:p text:style-name="Table_20_Contents">When a parser ends <text:s/>to read a document</text:p>
          </table:table-cell>
        </table:table-row>
        <table:table-row>
          <table:table-cell table:style-name="Tabella1.A2" office:value-type="string">
            <text:p text:style-name="Table_20_Contents">String</text:p>
          </table:table-cell>
          <table:table-cell table:style-name="Tabella1.B2" office:value-type="string">
            <text:p text:style-name="Table_20_Contents">When a string value is found how attribute value</text:p>
          </table:table-cell>
        </table:table-row>
        <table:table-row>
          <table:table-cell table:style-name="Tabella1.A2" office:value-type="string">
            <text:p text:style-name="Table_20_Contents">Boolean</text:p>
          </table:table-cell>
          <table:table-cell table:style-name="Tabella1.B2" office:value-type="string">
            <text:p text:style-name="Table_20_Contents">When a boolean value is found how attribute value</text:p>
          </table:table-cell>
        </table:table-row>
        <table:table-row>
          <table:table-cell table:style-name="Tabella1.A2" office:value-type="string">
            <text:p text:style-name="Table_20_Contents">Number</text:p>
          </table:table-cell>
          <table:table-cell table:style-name="Tabella1.B2" office:value-type="string">
            <text:p text:style-name="Table_20_Contents">When a number value is found how attribute value</text:p>
          </table:table-cell>
        </table:table-row>
        <table:table-row>
          <table:table-cell table:style-name="Tabella1.A2" office:value-type="string">
            <text:p text:style-name="Table_20_Contents">Null</text:p>
          </table:table-cell>
          <table:table-cell table:style-name="Tabella1.B2" office:value-type="string">
            <text:p text:style-name="Table_20_Contents">When a null value is found how attribute value</text:p>
          </table:table-cell>
        </table:table-row>
      </table:table>
      <text:p text:style-name="Text_20_body_20_2">The parser implementation must advise for event using an implementation of it.dangelo.saj.ContentHandler</text:p>
      <text:p text:style-name="Text_20_body_20_2"/>
      <text:h text:style-name="Heading_20_1" text:outline-level="1"><text:s/>API Overview</text:h>
      <text:p text:style-name="Text_20_body_20_2">This chapter show API classes and there responsability. Below a class diagram that show classes and dependencies:</text:p>
      <text:p text:style-name="Text_20_body_20_2">TODO : Draw class diagram</text:p>
      <text:p text:style-name="Text_20_body_20_2">The API package is it.dangelo.saj and below the description of classes.</text:p>
      <text:p text:style-name="Text_20_body_20_2"/>
      <text:h text:style-name="Heading_20_2" text:outline-level="2">Consts</text:h>
      <text:p text:style-name="Text_20_body_20_2">Contains JSON constants. This class can be used by a parser implementation.</text:p>
      <text:h text:style-name="Heading_20_2" text:outline-level="2">ContentHandler</text:h>
      <text:p text:style-name="Text_20_body_20_2">it.dangelo.saj.ContentHandler is the callback interface that a parser implementation must call when a json event occours.</text:p>
      <text:p text:style-name="Text_20_body_20_2">Below a mapping of events with method:</text:p>
      <text:p text:style-name="Text_20_body_20_2"/>
      <table:table table:name="Tabella2" table:style-name="Tabella2">
        <table:table-column table:style-name="Tabella2.A"/>
        <table:table-column table:style-name="Tabella2.B"/>
        <table:table-row>
          <table:table-cell table:style-name="Tabella2.A1" office:value-type="string">
            <text:p text:style-name="P10">Event</text:p>
          </table:table-cell>
          <table:table-cell table:style-name="Tabella2.B1" office:value-type="string">
            <text:p text:style-name="P10">Method call</text:p>
          </table:table-cell>
        </table:table-row>
        <table:table-row>
          <table:table-cell table:style-name="Tabella2.A2" office:value-type="string">
            <text:p text:style-name="Table_20_Contents">Start object</text:p>
          </table:table-cell>
          <table:table-cell table:style-name="Tabella2.B2" office:value-type="string">
            <text:p text:style-name="P11">void startObject() throws SAJException;</text:p>
          </table:table-cell>
        </table:table-row>
        <table:table-row>
          <table:table-cell table:style-name="Tabella2.A2" office:value-type="string">
            <text:p text:style-name="Table_20_Contents">End Object</text:p>
          </table:table-cell>
          <table:table-cell table:style-name="Tabella2.B2" office:value-type="string">
            <text:p text:style-name="P11">void endObject() throws SAJException;</text:p>
          </table:table-cell>
        </table:table-row>
        <table:table-row>
          <table:table-cell table:style-name="Tabella2.A2" office:value-type="string">
            <text:p text:style-name="Table_20_Contents">Start array</text:p>
          </table:table-cell>
          <table:table-cell table:style-name="Tabella2.B2" office:value-type="string">
            <text:p text:style-name="P11">void startArray() throws SAJException;</text:p>
          </table:table-cell>
        </table:table-row>
        <table:table-row>
          <table:table-cell table:style-name="Tabella2.A2" office:value-type="string">
            <text:p text:style-name="Table_20_Contents">End array</text:p>
          </table:table-cell>
          <table:table-cell table:style-name="Tabella2.B2" office:value-type="string">
            <text:p text:style-name="P11">void endArray() throws SAJException;</text:p>
          </table:table-cell>
        </table:table-row>
        <table:table-row>
          <table:table-cell table:style-name="Tabella2.A2" office:value-type="string">
            <text:p text:style-name="Table_20_Contents">Attribute</text:p>
          </table:table-cell>
          <table:table-cell table:style-name="Tabella2.B2" office:value-type="string">
            <text:p text:style-name="P11">void attribute(String name) throws SAJException;</text:p>
          </table:table-cell>
        </table:table-row>
        <table:table-row>
          <table:table-cell table:style-name="Tabella2.A2" office:value-type="string">
            <text:p text:style-name="Table_20_Contents">Start json document</text:p>
          </table:table-cell>
          <table:table-cell table:style-name="Tabella2.B2" office:value-type="string">
            <text:p text:style-name="P12">void startJSON() throws SAJException;</text:p>
          </table:table-cell>
        </table:table-row>
        <table:table-row>
          <table:table-cell table:style-name="Tabella2.A2" office:value-type="string">
            <text:p text:style-name="Table_20_Contents">End json document</text:p>
          </table:table-cell>
          <table:table-cell table:style-name="Tabella2.B2" office:value-type="string">
            <text:p text:style-name="P11">endJSON()void endJSON() throws SAJException;</text:p>
          </table:table-cell>
        </table:table-row>
        <table:table-row>
          <table:table-cell table:style-name="Tabella2.A2" office:value-type="string">
            <text:p text:style-name="Table_20_Contents">String</text:p>
          </table:table-cell>
          <table:table-cell table:style-name="Tabella2.B2" office:value-type="string">
            <text:p text:style-name="P11">void _string(String value) throws SAJException;</text:p>
          </table:table-cell>
        </table:table-row>
        <table:table-row>
          <table:table-cell table:style-name="Tabella2.A2" office:value-type="string">
            <text:p text:style-name="Table_20_Contents">Boolean</text:p>
          </table:table-cell>
          <table:table-cell table:style-name="Tabella2.B2" office:value-type="string">
            <text:p text:style-name="P11">void _boolean(boolean value) throws SAJException;</text:p>
          </table:table-cell>
        </table:table-row>
        <table:table-row>
          <table:table-cell table:style-name="Tabella2.A2" office:value-type="string">
            <text:p text:style-name="Table_20_Contents">Number</text:p>
          </table:table-cell>
          <table:table-cell table:style-name="Tabella2.B2" office:value-type="string">
            <text:p text:style-name="P11">void _number(BigDecimal value) throws SAJException;</text:p>
          </table:table-cell>
        </table:table-row>
        <table:table-row>
          <table:table-cell table:style-name="Tabella2.A2" office:value-type="string">
            <text:p text:style-name="Table_20_Contents">Null</text:p>
          </table:table-cell>
          <table:table-cell table:style-name="Tabella2.B2" office:value-type="string">
            <text:p text:style-name="P11">void _null() throws SAJException;</text:p>
          </table:table-cell>
        </table:table-row>
      </table:table>
      <text:p text:style-name="Standard"/>
      <text:h text:style-name="Heading_20_2" text:outline-level="2">ErrorHandler</text:h>
      <text:p text:style-name="Text_20_body_20_2">This interface is used when an parser error occours. Tree methods are called:</text:p>
      <table:table table:name="Tabella3" table:style-name="Tabella3">
        <table:table-column table:style-name="Tabella3.A"/>
        <table:table-column table:style-name="Tabella3.B"/>
        <table:table-row>
          <table:table-cell table:style-name="Tabella3.A1" office:value-type="string">
            <text:p text:style-name="P10">Method name</text:p>
          </table:table-cell>
          <table:table-cell table:style-name="Tabella3.B1" office:value-type="string">
            <text:p text:style-name="P10">note</text:p>
          </table:table-cell>
        </table:table-row>
        <table:table-row>
          <table:table-cell table:style-name="Tabella3.A2" office:value-type="string">
            <text:p text:style-name="Table_20_Contents">error</text:p>
          </table:table-cell>
          <table:table-cell table:style-name="Tabella3.B2" office:value-type="string">
            <text:p text:style-name="Table_20_Contents">Called when a recoverable error occurs. This occur when a number or a string can't be decoded</text:p>
          </table:table-cell>
        </table:table-row>
        <table:table-row>
          <table:table-cell table:style-name="Tabella3.A2" office:value-type="string">
            <text:p text:style-name="Table_20_Contents">fatalError</text:p>
          </table:table-cell>
          <table:table-cell table:style-name="Tabella3.B2" office:value-type="string">
            <text:p text:style-name="Table_20_Contents">Called when a parser error occurs.</text:p>
          </table:table-cell>
        </table:table-row>
        <table:table-row>
          <table:table-cell table:style-name="Tabella3.A2" office:value-type="string">
            <text:p text:style-name="Table_20_Contents">warning</text:p>
          </table:table-cell>
          <table:table-cell table:style-name="Tabella3.B2" office:value-type="string">
            <text:p text:style-name="Table_20_Contents">Not used now.</text:p>
          </table:table-cell>
        </table:table-row>
      </table:table>
      <text:h text:style-name="Heading_20_2" text:outline-level="2">JSONReader</text:h>
      <text:p text:style-name="Text_20_body_20_2">This interface represents the json parser. An implementation “vendor” must be implements this interface to supply parser services.</text:p>
      <text:h text:style-name="Heading_20_2" text:outline-level="2">SAJReaderFactory</text:h>
      <text:p text:style-name="Text_20_body_20_2">Factory class to retrieve and config an implementation of SAJReaderFactory and JSONReader.</text:p>
      <text:p text:style-name="Text_20_body_20_2">This abstract class retrieve an implementation factory that must extend SAJReaderFactory using the FactoryFinder subproject <text:s/>(please see the FactoryFinder documentation to know how the system find a factory)</text:p>
      <text:h text:style-name="Heading_20_1" text:outline-level="1">Schema support</text:h>
      <text:p text:style-name="Text_20_body_20_1">SAJ supports schema validation. The json schema is in proposal state so the schema support implementation (in this time) doesn't comply directly to json schema proposal (<text:a xlink:type="simple" xlink:href="http://www.json.com/json-schema-proposal/">http://www.json.com/json-schema-proposal/</text:a>).</text:p>
      <text:p text:style-name="Text_20_body_20_1">Below there are implementation's differences about proposal.</text:p>
      <table:table table:name="Table1" table:style-name="Table1">
        <table:table-column table:style-name="Table1.A"/>
        <table:table-column table:style-name="Table1.B"/>
        <table:table-row>
          <table:table-cell table:style-name="Table1.A1" office:value-type="string">
            <text:p text:style-name="P13">schema attribute names</text:p>
          </table:table-cell>
          <table:table-cell table:style-name="Table1.B1" office:value-type="string">
            <text:p text:style-name="P13">To remove collision between schema attributes and object attributes has been added a namespace (js =&gt; json schema)to the schema attribute. </text:p>
            <text:p text:style-name="P13">Example js:type.</text:p>
            <text:p text:style-name="P13">All attribute in json schema that starts with js: are considered how json schema attributes.</text:p>
          </table:table-cell>
        </table:table-row>
        <table:table-row>
          <table:table-cell table:style-name="Table1.A2" office:value-type="string">
            <text:p text:style-name="P14">removed format attribute</text:p>
          </table:table-cell>
          <table:table-cell table:style-name="Table1.B2" office:value-type="string">
            <text:p text:style-name="P13">Format attribute is not used in the system. All format are managed with type attribute</text:p>
          </table:table-cell>
        </table:table-row>
        <table:table-row>
          <table:table-cell table:style-name="Table1.A2" office:value-type="string">
            <text:p text:style-name="P14">transient, and readonly attributes don't used</text:p>
          </table:table-cell>
          <table:table-cell table:style-name="Table1.B2" office:value-type="string">
            <text:p text:style-name="P13">These attributes doesn't used for validation but will use when the schema will be used to generate java classes (other project)</text:p>
          </table:table-cell>
        </table:table-row>
        <table:table-row>
          <table:table-cell table:style-name="Table1.A2" office:value-type="string">
            <text:p text:style-name="P14">Replace length attribute with minLength and maxLength</text:p>
          </table:table-cell>
          <table:table-cell table:style-name="Table1.B2" office:value-type="string">
            <text:p text:style-name="P13">Only length attribute is limiting. The length attribute is used with minLength and maxLength with same values.</text:p>
          </table:table-cell>
        </table:table-row>
        <table:table-row table:style-name="Table1.5">
          <table:table-cell table:style-name="Table1.A2" office:value-type="string">
            <text:p text:style-name="P14">Modified the management of array type</text:p>
          </table:table-cell>
          <table:table-cell table:style-name="Table1.B2" office:value-type="string">
            <text:p text:style-name="P13">To manage array type must be added the type attribute to “array”. </text:p>
            <text:p text:style-name="P13">Items attribute has been replaced with itemsType and are added maxItems and minItems to check the array size.</text:p>
            <text:p text:style-name="P13">Example:</text:p>
            <text:p text:style-name="P15">"myarray" : {</text:p>
            <text:p text:style-name="P16"><text:s text:c="2"/>"js:type" : "array",</text:p>
            <text:p text:style-name="P16"><text:s text:c="2"/>"js:itemsType" : {</text:p>
            <text:p text:style-name="P16"><text:s text:c="4"/>"name" : {"js:type" : "string"}</text:p>
            <text:p text:style-name="P16"><text:s text:c="2"/>},</text:p>
            <text:p text:style-name="P16"><text:s text:c="2"/>"js:minItems" : 3,</text:p>
            <text:p text:style-name="P16"><text:s text:c="2"/>"js:maxItems" : 5</text:p>
            <text:p text:style-name="P17"><text:span text:style-name="T1">}</text:span></text:p>
            <text:p text:style-name="P13"/>
          </table:table-cell>
        </table:table-row>
        <table:table-row>
          <table:table-cell table:style-name="Table1.A2" office:value-type="string">
            <text:p text:style-name="P14">Added maxDecimal attribute</text:p>
          </table:table-cell>
          <table:table-cell table:style-name="Table1.B2" office:value-type="string">
            <text:p text:style-name="P13">Added max decimal check for float attribute type</text:p>
          </table:table-cell>
        </table:table-row>
        <table:table-row>
          <table:table-cell table:style-name="Table1.A2" office:value-type="string">
            <text:p text:style-name="P14">Added date and datetype types</text:p>
          </table:table-cell>
          <table:table-cell table:style-name="Table1.B2" office:value-type="string">
            <text:p text:style-name="P13">Added date (yyyy-mm-dd) and datetime ( yyyy-mm-ddThh:min:ssZ[zone]) types.</text:p>
          </table:table-cell>
        </table:table-row>
        <table:table-row>
          <table:table-cell table:style-name="Table1.A2" office:value-type="string">
            <text:p text:style-name="P14">Added the referenceSchema attribute</text:p>
          </table:table-cell>
          <table:table-cell table:style-name="Table1.B2" office:value-type="string">
            <text:p text:style-name="P13">This attribute is the schema name. The schema name is used (not in these release) to be referenced in the json stream using the $ref attribute. Given that SAJ can be used in “not web” environment this name can be (for now) an unique string.</text:p>
            <text:p text:style-name="P13">Using the interfaces, the developer, can register more schemas that will be used by validator.</text:p>
            <text:p text:style-name="P13">A schema that don't have the schema reference will be register how default schema used in json stream that don't have the schema directive.</text:p>
            <text:p text:style-name="P13">Schemas with the same name will be overwritten.</text:p>
          </table:table-cell>
        </table:table-row>
      </table:table>
      <text:p text:style-name="Text_20_body_20_1"/>
      <text:h text:style-name="P18" text:outline-level="2"><text:bookmark text:name="31"/><text:reference-mark-start text:name="1"/>Using the schema validation<text:reference-mark-end text:name="1"/></text:h>
      <text:p text:style-name="Text_20_body_20_2">In this release the validation can be done only with external schema.</text:p>
      <text:p text:style-name="Text_20_body_20_2">To use a schema the developer must be compile the schema using the SchemaBuilderFactor class. A schema file can contain an array of schemas and the system will return a Schema[] when parser is called. If only a schema is present in the file (not how array) the system return a Schema[] with one element.</text:p>
      <table:table table:name="Table2" table:style-name="Table2">
        <table:table-column table:style-name="Table2.A"/>
        <table:table-row>
          <table:table-cell table:style-name="Table2.A1" office:value-type="string">
            <text:p text:style-name="P16"><text:span text:style-name="T2">InputStream</text:span><text:span text:style-name="T3"> </text:span><text:span text:style-name="T2">stream</text:span><text:span text:style-name="T3"> </text:span><text:span text:style-name="T2">=</text:span><text:span text:style-name="T3"> </text:span><text:span text:style-name="T4">this</text:span><text:span text:style-name="T2">.getClass().getClassLoader().getResourceAsStream(</text:span><text:span text:style-name="T5">"schema/schema1.json"</text:span><text:span text:style-name="T2">);</text:span></text:p>
            <text:p text:style-name="P16"><text:span text:style-name="T2">SchemaBuilderFactory</text:span><text:span text:style-name="T3"> </text:span><text:span text:style-name="T2">factory</text:span><text:span text:style-name="T3"> </text:span><text:span text:style-name="T2">=</text:span><text:span text:style-name="T3"> </text:span><text:span text:style-name="T2">SchemaBuilderFactory.</text:span><text:span text:style-name="T6">newInstance</text:span><text:span text:style-name="T2">();</text:span></text:p>
            <text:p text:style-name="P16"><text:span text:style-name="T2">Schema[]</text:span><text:span text:style-name="T3"> </text:span><text:span text:style-name="T2">schemas</text:span><text:span text:style-name="T3"> </text:span><text:span text:style-name="T2">=</text:span><text:span text:style-name="T3"> </text:span><text:span text:style-name="T2">factory.parse(stream);</text:span></text:p>
            <text:p text:style-name="Table_20_Contents"/>
          </table:table-cell>
        </table:table-row>
      </table:table>
      <text:p text:style-name="Text_20_body_20_2"/>
      <text:p text:style-name="Text_20_body_20_2">This schemas are compiled in memory and can be used for any stream and json parser.</text:p>
      <text:p text:style-name="Text_20_body_20_2">Now, schemas must be register in the json parser:</text:p>
      <table:table table:name="Table3" table:style-name="Table3">
        <table:table-column table:style-name="Table3.A"/>
        <table:table-row>
          <table:table-cell table:style-name="Table3.A1" office:value-type="string">
            <text:p text:style-name="P16"><text:span text:style-name="T2">SAJReaderFactory</text:span><text:span text:style-name="T3"> </text:span><text:span text:style-name="T2">readerFactory</text:span><text:span text:style-name="T3"> </text:span><text:span text:style-name="T2">=</text:span><text:span text:style-name="T3"> </text:span><text:span text:style-name="T2">SAJReaderFactory.</text:span><text:span text:style-name="T6">newInstance</text:span><text:span text:style-name="T2">();</text:span></text:p>
            <text:p text:style-name="P16"><text:span text:style-name="T2">1) readerFactory.setValidating(</text:span><text:span text:style-name="T4">true</text:span><text:span text:style-name="T2">);</text:span></text:p>
            <text:p text:style-name="P16"><text:span text:style-name="T2">2) readerFactory.registerSchema(schemas[0]);</text:span></text:p>
            <text:p text:style-name="P16"><text:span text:style-name="T2">JSONReader</text:span><text:span text:style-name="T3"> </text:span><text:span text:style-name="T2">reader</text:span><text:span text:style-name="T3"> </text:span><text:span text:style-name="T2">=</text:span><text:span text:style-name="T3"> </text:span><text:span text:style-name="T2">readerFactory.newJSONReader();</text:span></text:p>
            <text:p text:style-name="P16"><text:span text:style-name="T2">reader.parse(stream);</text:span></text:p>
            <text:p text:style-name="Table_20_Contents"/>
          </table:table-cell>
        </table:table-row>
      </table:table>
      <text:p text:style-name="Text_20_body_20_2">with 1) row the validation directive will be to true. If this directive is not setted to true the schema validation don't start.</text:p>
      <text:p text:style-name="Text_20_body_20_2">With 2) one o more schemas are register in the parser. In these release only a default schema is supported. If validating directive is true and no schema are registered an error occurs.</text:p>
      <text:p text:style-name="Text_20_body_20_2">Example of json schema file:</text:p>
      <table:table table:name="Table5" table:style-name="Table5">
        <table:table-column table:style-name="Table5.A"/>
        <table:table-row>
          <table:table-cell table:style-name="Table5.A1" office:value-type="string">
            <text:p text:style-name="P16">[</text:p>
            <text:p text:style-name="P16">{</text:p>
            <text:p text:style-name="P16"><text:tab/>"name": {"js:type":"string"},</text:p>
            <text:p text:style-name="P16"><text:tab/>"surname": {"js:type":"string"},</text:p>
            <text:p text:style-name="P16"><text:tab/>"data" : {</text:p>
            <text:p text:style-name="P16"><text:tab/><text:tab/>"js:type" : "array",</text:p>
            <text:p text:style-name="P16"><text:tab/><text:tab/>"js:maxItems": 3,</text:p>
            <text:p text:style-name="P16"><text:tab/><text:tab/>"js:minItems":3,</text:p>
            <text:p text:style-name="P16"><text:tab/><text:tab/>"js:itemsType": { "js:type" : "integer" }</text:p>
            <text:p text:style-name="P16"><text:tab/>},</text:p>
            <text:p text:style-name="P16"><text:tab/>"obj2" : {</text:p>
            <text:p text:style-name="P16"><text:tab/><text:tab/>"js:type" : {</text:p>
            <text:p text:style-name="P16"><text:tab/><text:tab/><text:tab/>"list" : {</text:p>
            <text:p text:style-name="P16"><text:tab/><text:tab/><text:tab/><text:tab/>"js:type" : "array",</text:p>
            <text:p text:style-name="P16"><text:tab/><text:tab/><text:tab/><text:tab/>"js:minItems":1,</text:p>
            <text:p text:style-name="P16"><text:tab/><text:tab/><text:tab/><text:tab/>"js:itemsType": { "js:type" : "float" }</text:p>
            <text:p text:style-name="P16"><text:tab/><text:tab/><text:tab/>}<text:tab/><text:tab/><text:tab/></text:p>
            <text:p text:style-name="P16"><text:tab/><text:tab/>}</text:p>
            <text:p text:style-name="P16"><text:tab/>},</text:p>
            <text:p text:style-name="P16"><text:tab/>"array" : {</text:p>
            <text:p text:style-name="P16"><text:tab/><text:tab/>"js:type" : "array",</text:p>
            <text:p text:style-name="P16"><text:tab/><text:tab/>"js:itemsType" : {</text:p>
            <text:p text:style-name="P16"><text:tab/><text:tab/><text:tab/><text:tab/>"nome" : {"js:type" : "string"}</text:p>
            <text:p text:style-name="P16"><text:tab/><text:tab/><text:tab/>},</text:p>
            <text:p text:style-name="P16"><text:tab/><text:tab/>"js:minItems" : 3,</text:p>
            <text:p text:style-name="P16"><text:tab/><text:tab/>"js:maxItems" : 15</text:p>
            <text:p text:style-name="P16"><text:tab/>},</text:p>
            <text:p text:style-name="P16"><text:tab/>"js:final" : true</text:p>
            <text:p text:style-name="P16">}</text:p>
            <text:p text:style-name="P16">,</text:p>
            <text:p text:style-name="P16">{</text:p>
            <text:p text:style-name="P16">"js:schemaReference" : "persona",</text:p>
            <text:p text:style-name="P16">"nome" : {"js:type" : "string"}</text:p>
            <text:p text:style-name="P16">}</text:p>
            <text:p text:style-name="P16">]</text:p>
            <text:p text:style-name="Table_20_Contents"/>
          </table:table-cell>
        </table:table-row>
      </table:table>
      <text:p text:style-name="Text_20_body_20_2"/>
      <text:p text:style-name="Text_20_body_20_2"/>
      <text:h text:style-name="Heading_20_2" text:outline-level="2">Schema support limitation</text:h>
      <text:p text:style-name="Text_20_body_20_2">This release is a irst release and below the limit of the release are listed:</text:p>
      <table:table table:name="Table4" table:style-name="Table4">
        <table:table-column table:style-name="Table4.A"/>
        <table:table-column table:style-name="Table4.B"/>
        <table:table-row>
          <table:table-cell table:style-name="Table4.A1" office:value-type="string">
            <text:p text:style-name="Table_20_Contents">Schema reference</text:p>
          </table:table-cell>
          <table:table-cell table:style-name="Table4.B1" office:value-type="string">
            <text:p text:style-name="Table_20_Contents">The schema reference in json stream isn't supporting.</text:p>
            <text:p text:style-name="Table_20_Contents">Only schema validation with default schema is supported how written in <text:reference-ref text:reference-format="chapter" text:ref-name="1">3.1</text:reference-ref><text:reference-ref text:reference-format="text" text:ref-name="1">Using the schema validation</text:reference-ref></text:p>
          </table:table-cell>
        </table:table-row>
        <table:table-row>
          <table:table-cell table:style-name="Table4.A2" office:value-type="string">
            <text:p text:style-name="Table_20_Contents">unique attribute</text:p>
          </table:table-cell>
          <table:table-cell table:style-name="Table4.B2" office:value-type="string">
            <text:p text:style-name="Table_20_Contents">The unique function is not supported</text:p>
          </table:table-cell>
        </table:table-row>
        <table:table-row>
          <table:table-cell table:style-name="Table4.A2" office:value-type="string">
            <text:p text:style-name="Table_20_Contents">type</text:p>
          </table:table-cell>
          <table:table-cell table:style-name="Table4.B2" office:value-type="string">
            <text:p text:style-name="Table_20_Contents">New types are in development status (time, gYearDay, gMonthDay , gDay,gMonth, gYear, uri, base64 and more).</text:p>
          </table:table-cell>
        </table:table-row>
        <table:table-row>
          <table:table-cell table:style-name="Table4.A2" office:value-type="string">
            <text:p text:style-name="Table_20_Contents">datetime format</text:p>
          </table:table-cell>
          <table:table-cell table:style-name="Table4.B2" office:value-type="string">
            <text:p text:style-name="Table_20_Contents">The format of date and datetime will be correct.</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1" svg:font-family="Times" style:font-adornments="Regular"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Courier New"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1" svg:font-family="Arial" style:font-adornments="Bold" style:font-family-generic="swiss" style:font-pitch="variable"/>
    <style:font-face style:name="Arial" svg:font-family="Arial" style:font-adornments="Normal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tab-stops/>
        <style:drop-cap/>
      </style:paragraph-properties>
      <style:text-properties style:font-name="Bookman Old Style" fo:language="it" fo:country="IT" fo:font-weight="250"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left="0.499cm" fo:margin-right="0cm" fo:margin-top="0.423cm" fo:margin-bottom="0.212cm" fo:text-indent="0cm" style:auto-text-indent="false" fo:background-color="#ffffcc" fo:padding="0.199cm" fo:border-left="none" fo:border-right="0.002cm solid #000000" fo:border-top="none" fo:border-bottom="0.002cm solid #000000" style:shadow="#e6e6ff 0.18cm 0.18cm" fo:keep-with-next="always">
        <style:background-image/>
      </style:paragraph-properties>
      <style:text-properties style:font-name="Arial" fo:font-size="18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class="text" style:master-page-name="" style:default-outline-level="1">
      <style:paragraph-properties fo:margin-left="0.499cm" fo:margin-right="0cm" fo:text-indent="0cm" style:auto-text-indent="false" fo:background-color="#ffffcc" fo:padding="0.199cm" fo:border-left="0.002cm solid #ffffff" fo:border-right="0.002cm solid #000000" fo:border-top="0.002cm solid #ffffff" fo:border-bottom="0.002cm solid #000000" style:shadow="#e6e6ff 0.18cm 0.18cm">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class="text" style:master-page-name="" style:default-outline-level="2">
      <style:paragraph-properties fo:margin-left="1cm" fo:margin-right="0cm" fo:text-indent="0cm" style:auto-text-indent="false" fo:background-color="#ffffcc">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class="text" style:default-outline-level="3">
      <style:paragraph-properties fo:margin-left="2cm" fo:margin-right="0cm" fo:text-indent="0cm" style:auto-text-indent="false" fo:padding="0.049cm" fo:border-left="0.002cm solid #ffffff" fo:border-right="0.002cm solid #000000" fo:border-top="0.002cm solid #ffffff" fo:border-bottom="0.002cm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background-color="#ffffcc">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199cm" fo:border-left="none" fo:border-right="none" fo:border-top="none" fo:border-bottom="0.002cm solid #000000" text:number-lines="false" text:line-number="0">
        <style:tab-stops>
          <style:tab-stop style:position="8.498cm" style:type="center"/>
          <style:tab-stop style:position="16.999cm" style:type="right"/>
        </style:tab-stops>
        <style:background-image/>
      </style:paragraph-properties>
      <style:text-properties style:font-name="Bookman Old Style" fo:font-size="10pt" fo:font-weight="250"/>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499cm" fo:margin-right="0cm" fo:text-indent="0cm" style:auto-text-indent="false"/>
      <style:text-properties style:font-name="Times" fo:font-weight="normal"/>
    </style:style>
    <style:style style:name="Text_20_body_20_2" style:display-name="Text body 2" style:family="paragraph" style:parent-style-name="Text_20_body_20_1">
      <style:paragraph-properties fo:margin-left="1cm" fo:margin-right="0cm" fo:text-indent="0cm" style:auto-text-indent="false"/>
    </style:style>
    <style:style style:name="Text_20_body_20_3" style:display-name="Text body 3" style:family="paragraph" style:parent-style-name="Text_20_body_20_1">
      <style:paragraph-properties fo:margin-left="2cm" fo:margin-right="0cm" fo:text-indent="0cm" style:auto-text-indent="false"/>
    </style:style>
    <style:style style:name="Titolo_20_Copertina" style:display-name="Titolo Copertina" style:family="paragraph" style:parent-style-name="Text_20_body_20_1" style:master-page-name="">
      <style:paragraph-properties fo:margin-left="1cm" fo:margin-right="1cm" fo:margin-top="0.21cm" fo:margin-bottom="0.21cm" fo:text-align="center" style:justify-single-word="false" fo:text-indent="0cm" style:auto-text-indent="false" fo:background-color="transparent">
        <style:background-image/>
      </style:paragraph-properties>
      <style:text-properties fo:text-transform="capitalize" fo:color="#000080" style:font-name="Times" fo:font-size="32pt" fo:font-weight="normal" style:font-relief="engraved"/>
    </style:style>
    <style:style style:name="Testo_20_Riportato" style:display-name="Testo Riportato" style:family="paragraph" style:parent-style-name="Standard">
      <style:paragraph-properties fo:padding="0.15cm" fo:border="0.002cm solid #000000" style:shadow="#808080 0.18cm 0.18cm"/>
      <style:text-properties fo:color="#000080" style:font-name="Courier" fo:font-size="14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0.801cm" text:min-label-distance="0.25cm"/>
      </text:outline-level-style>
      <text:outline-level-style text:level="2" style:num-format="1" text:display-levels="2">
        <style:list-level-properties text:space-before="0.1cm" text:min-label-width="0.801cm" text:min-label-distance="0.25cm"/>
      </text:outline-level-style>
      <text:outline-level-style text:level="3" style:num-format="1" text:display-levels="3">
        <style:list-level-properties text:space-before="0.1cm" text:min-label-width="0.801cm" text:min-label-distance="0.25cm"/>
      </text:outline-level-style>
      <text:outline-level-style text:level="4"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number:date-style style:name="N5076" number:language="it" number:country="IT"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chapter text:display="name" text:outline-level="1"/></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Endnote" style:page-layout-name="pm5"/>
    <style:master-page style:name="Destra" style:page-layout-name="pm6" style:next-style-name="Sinistra">
      <style:header>
        <text:p text:style-name="Header"><text:chapter text:display="name" text:outline-level="1">Schema support</text:chapter><text:tab/><text:tab/>Versione 1</text:p>
      </style:header>
      <style:footer>
        <text:p text:style-name="Footer"><text:date style:data-style-name="N5076" text:date-value="2007-12-31T10:19:24.99">31 dicembre 2007</text:date><text:tab/><text:tab/><text:page-number text:select-page="current">6</text:page-number></text:p>
      </style:footer>
    </style:master-page>
    <style:master-page style:name="Sinistra" style:page-layout-name="pm1" style:next-style-name="Destra">
      <style:header>
        <text:p text:style-name="Header"><text:chapter text:display="name" text:outline-level="1">Schema support</text:chapter><text:tab/><text:tab/>Versione 1</text:p>
      </style:header>
      <style:footer>
        <text:p text:style-name="Footer"><text:page-number text:select-page="current">6</text:page-number><text:tab/><text:tab/><text:date style:data-style-name="N5076" text:date-value="2007-12-10T15:58:46.97" text:fixed="true">10 dicembre 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laudio D'angelo</meta:initial-creator>
    <meta:creation-date>2007-12-10T15:58:47</meta:creation-date>
    <dc:creator>Claudio D'angelo</dc:creator>
    <dc:date>2007-12-31T10:19:25</dc:date>
    <dc:language>en-GB</dc:language>
    <meta:editing-cycles>27</meta:editing-cycles>
    <meta:editing-duration>PT10H0M18S</meta:editing-duration>
    <meta:user-defined meta:name="Info 1"/>
    <meta:user-defined meta:name="Info 2"/>
    <meta:user-defined meta:name="Info 3"/>
    <meta:user-defined meta:name="Info 4"/>
    <meta:document-statistic meta:table-count="8" meta:image-count="0" meta:object-count="0" meta:page-count="10" meta:paragraph-count="202" meta:word-count="1212" meta:character-count="8011"/>
  </office:meta>
</office:document-meta>
</file>